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height</text:p>
          </table:table-cell>
          <table:table-cell office:value-type="string">
            <text:p>width</text:p>
          </table:table-cell>
          <table:table-cell office:value-type="string">
            <text:p>Ergebnis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office:value-type="string">
            <text:p>[0.30991565734148024, 0.8954999923706055]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table:style-name="ce1" office:value-type="string">
            <text:p>[0.3889403879642487, 0.8812500059604644] </text:p>
          </table:table-cell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table:style-name="ce1" office:value-type="string">
            <text:p>[0.45010430812835694, 0.8645000010728836] 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14.05.2019</text:date>, <text:time>10:2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44M37S</meta:editing-duration>
    <meta:editing-cycles>4</meta:editing-cycles>
    <meta:generator>OpenOffice/4.1.5$Win32 OpenOffice.org_project/415m1$Build-9789</meta:generator>
    <dc:date>2019-05-14T10:26:36.17</dc:date>
    <dc:creator>Pit-Aurel Ehlers</dc:creator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